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4" style:family="table">
      <style:table-properties style:width="17cm" table:align="margins"/>
    </style:style>
    <style:style style:name="Table4.A" style:family="table-column">
      <style:table-column-properties style:column-width="5.667cm" style:rel-column-width="21845*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C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C2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5.667cm" style:rel-column-width="21845*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/>
    </style:style>
    <style:style style:name="Table5.C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C2" style:family="table-cell">
      <style:table-cell-properties fo:padding="0.097cm" fo:border-left="0.5pt solid #000000" fo:border-right="0.5pt solid #000000" fo:border-top="none" fo:border-bottom="0.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5.667cm" style:rel-column-width="21845*"/>
    </style:style>
    <style:style style:name="Table6.A1" style:family="table-cell">
      <style:table-cell-properties fo:padding="0.097cm" fo:border-left="0.5pt solid #000000" fo:border-right="none" fo:border-top="0.5pt solid #000000" fo:border-bottom="0.5pt solid #000000"/>
    </style:style>
    <style:style style:name="Table6.C1" style:family="table-cell">
      <style:table-cell-properties fo:padding="0.097cm" fo:border="0.5pt solid #000000"/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C2" style:family="table-cell">
      <style:table-cell-properties fo:padding="0.097cm" fo:border-left="0.5pt solid #000000" fo:border-right="0.5pt solid #000000" fo:border-top="none" fo:border-bottom="0.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B" style:family="table-column">
      <style:table-column-properties style:column-width="4.251cm" style:rel-column-width="16385*"/>
    </style:style>
    <style:style style:name="Table1.C" style:family="table-column">
      <style:table-column-properties style:column-width="4.251cm" style:rel-column-width="16384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Table1.2" style:family="table-row">
      <style:table-row-properties style:min-row-height="0.201cm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Table1.3" style:family="table-row">
      <style:table-row-properties style:min-row-height="0.212cm"/>
    </style:style>
    <style:style style:name="Table1.4" style:family="table-row">
      <style:table-row-properties style:min-row-height="0.222cm"/>
    </style:style>
    <style:style style:name="Table1.5" style:family="table-row">
      <style:table-row-properties style:min-row-height="0.206cm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49cm" style:rel-column-width="16383*"/>
    </style:style>
    <style:style style:name="Table2.B" style:family="table-column">
      <style:table-column-properties style:column-width="4.251cm" style:rel-column-width="16385*"/>
    </style:style>
    <style:style style:name="Table2.C" style:family="table-column">
      <style:table-column-properties style:column-width="4.251cm" style:rel-column-width="16384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D1" style:family="table-cell">
      <style:table-cell-properties fo:padding="0.097cm" fo:border="0.5pt solid #000000"/>
    </style:style>
    <style:style style:name="Table2.2" style:family="table-row">
      <style:table-row-properties style:min-row-height="0.201cm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D2" style:family="table-cell">
      <style:table-cell-properties fo:padding="0.097cm" fo:border-left="0.5pt solid #000000" fo:border-right="0.5pt solid #000000" fo:border-top="none" fo:border-bottom="0.5pt solid #000000"/>
    </style:style>
    <style:style style:name="Table2.3" style:family="table-row">
      <style:table-row-properties style:min-row-height="0.191cm"/>
    </style:style>
    <style:style style:name="Table2.4" style:family="table-row">
      <style:table-row-properties style:min-row-height="0.206cm"/>
    </style:style>
    <style:style style:name="Table2.5" style:family="table-row">
      <style:table-row-properties style:min-row-height="0.196cm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49cm" style:rel-column-width="16383*"/>
    </style:style>
    <style:style style:name="Table3.B" style:family="table-column">
      <style:table-column-properties style:column-width="4.251cm" style:rel-column-width="16385*"/>
    </style:style>
    <style:style style:name="Table3.C" style:family="table-column">
      <style:table-column-properties style:column-width="4.251cm" style:rel-column-width="16384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D1" style:family="table-cell">
      <style:table-cell-properties fo:padding="0.097cm" fo:border="0.5pt solid #000000"/>
    </style:style>
    <style:style style:name="Table3.2" style:family="table-row">
      <style:table-row-properties style:min-row-height="0.201cm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D2" style:family="table-cell">
      <style:table-cell-properties fo:padding="0.097cm" fo:border-left="0.5pt solid #000000" fo:border-right="0.5pt solid #000000" fo:border-top="none" fo:border-bottom="0.5pt solid #000000"/>
    </style:style>
    <style:style style:name="Table3.3" style:family="table-row">
      <style:table-row-properties style:min-row-height="0.217cm"/>
    </style:style>
    <style:style style:name="Table3.4" style:family="table-row">
      <style:table-row-properties style:min-row-height="0.206cm"/>
    </style:style>
    <style:style style:name="Table3.5" style:family="table-row">
      <style:table-row-properties style:min-row-height="0.222cm"/>
    </style:style>
    <style:style style:name="P1" style:family="paragraph" style:parent-style-name="Standard">
      <style:paragraph-properties fo:text-align="center" style:justify-single-word="false"/>
      <style:text-properties officeooo:rsid="001558c6" officeooo:paragraph-rsid="001558c6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558c6" officeooo:paragraph-rsid="001558c6" style:font-weight-asian="bold" style:font-weight-complex="bold"/>
    </style:style>
    <style:style style:name="P3" style:family="paragraph" style:parent-style-name="Standard">
      <style:text-properties officeooo:rsid="001558c6" officeooo:paragraph-rsid="001558c6"/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7" style:family="paragraph" style:parent-style-name="Heading_20_1">
      <style:paragraph-properties fo:text-align="center" style:justify-single-word="false"/>
      <style:text-properties officeooo:rsid="001558c6"/>
    </style:style>
    <style:style style:name="P8" style:family="paragraph" style:parent-style-name="Heading_20_1">
      <style:paragraph-properties fo:text-align="start" style:justify-single-word="false" fo:break-before="page"/>
    </style:style>
    <style:style style:name="P9" style:family="paragraph" style:parent-style-name="Standard">
      <style:paragraph-properties fo:text-align="start" style:justify-single-word="false"/>
      <style:text-properties officeooo:rsid="001558c6" officeooo:paragraph-rsid="001558c6"/>
    </style:style>
    <style:style style:name="P10" style:family="paragraph" style:parent-style-name="Heading_20_1">
      <style:paragraph-properties fo:text-align="start" style:justify-single-word="false"/>
    </style:style>
    <style:style style:name="P11" style:family="paragraph" style:parent-style-name="Text_20_body">
      <style:paragraph-properties fo:text-align="start" style:justify-single-word="false"/>
    </style:style>
    <style:style style:name="P12" style:family="paragraph" style:parent-style-name="Standard">
      <style:paragraph-properties fo:text-align="start" style:justify-single-word="false"/>
      <style:text-properties officeooo:paragraph-rsid="002eb838"/>
    </style:style>
    <style:style style:name="P13" style:family="paragraph" style:parent-style-name="Heading_20_2">
      <style:paragraph-properties fo:text-align="start" style:justify-single-word="false"/>
      <style:text-properties officeooo:rsid="00473211" officeooo:paragraph-rsid="00473211"/>
    </style:style>
    <style:style style:name="P14" style:family="paragraph" style:parent-style-name="Text_20_body">
      <style:paragraph-properties fo:text-align="start" style:justify-single-word="false"/>
      <style:text-properties officeooo:paragraph-rsid="0021bc0d"/>
    </style:style>
    <style:style style:name="P15" style:family="paragraph" style:parent-style-name="Heading_20_1">
      <style:paragraph-properties fo:text-align="start" style:justify-single-word="false"/>
      <style:text-properties officeooo:rsid="001d0869" officeooo:paragraph-rsid="002a5899"/>
    </style:style>
    <style:style style:name="P16" style:family="paragraph" style:parent-style-name="Heading_20_2">
      <style:paragraph-properties fo:text-align="start" style:justify-single-word="false"/>
      <style:text-properties officeooo:rsid="00473211" officeooo:paragraph-rsid="0047b59c"/>
    </style:style>
    <style:style style:name="P17" style:family="paragraph" style:parent-style-name="Table_20_Contents">
      <style:paragraph-properties fo:text-align="start" style:justify-single-word="false"/>
      <style:text-properties fo:font-weight="bold" officeooo:rsid="0047b59c" officeooo:paragraph-rsid="0047b59c" style:font-weight-asian="bold" style:font-weight-complex="bold"/>
    </style:style>
    <style:style style:name="P18" style:family="paragraph" style:parent-style-name="Table_20_Contents">
      <style:paragraph-properties fo:text-align="start" style:justify-single-word="false"/>
    </style:style>
    <style:style style:name="P19" style:family="paragraph" style:parent-style-name="Text_20_body">
      <style:paragraph-properties fo:text-align="start" style:justify-single-word="false"/>
      <style:text-properties officeooo:paragraph-rsid="0047b59c"/>
    </style:style>
    <style:style style:name="P20" style:family="paragraph" style:parent-style-name="Table_20_Contents">
      <style:paragraph-properties fo:text-align="start" style:justify-single-word="false"/>
      <style:text-properties fo:font-weight="bold" officeooo:rsid="0047b59c" officeooo:paragraph-rsid="0047d76f" style:font-weight-asian="bold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officeooo:paragraph-rsid="0047d76f"/>
    </style:style>
    <style:style style:name="P22" style:family="paragraph" style:parent-style-name="Standard">
      <style:paragraph-properties fo:text-align="start" style:justify-single-word="false"/>
      <style:text-properties officeooo:paragraph-rsid="0047d76f"/>
    </style:style>
    <style:style style:name="P23" style:family="paragraph" style:parent-style-name="Heading_20_2">
      <style:paragraph-properties fo:text-align="start" style:justify-single-word="false"/>
      <style:text-properties officeooo:rsid="0047b59c" officeooo:paragraph-rsid="0047b59c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1d0869" officeooo:paragraph-rsid="001d0869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473211" officeooo:paragraph-rsid="00473211" style:font-weight-asian="bold" style:font-weight-complex="bold"/>
    </style:style>
    <style:style style:name="P26" style:family="paragraph" style:parent-style-name="Standard">
      <style:paragraph-properties fo:text-align="center" style:justify-single-word="false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1d0869" officeooo:paragraph-rsid="00473211" style:font-weight-asian="bold" style:font-weight-complex="bold"/>
    </style:style>
    <style:style style:name="P28" style:family="paragraph" style:parent-style-name="Standard">
      <style:paragraph-properties fo:text-align="center" style:justify-single-word="false"/>
      <style:text-properties officeooo:paragraph-rsid="00473211"/>
    </style:style>
    <style:style style:name="P29" style:family="paragraph" style:parent-style-name="Standard">
      <style:paragraph-properties fo:text-align="start" style:justify-single-word="false"/>
      <style:text-properties officeooo:paragraph-rsid="00473211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1d0869" officeooo:paragraph-rsid="0047b59c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473211" officeooo:paragraph-rsid="0047b59c" style:font-weight-asian="bold" style:font-weight-complex="bold"/>
    </style:style>
    <style:style style:name="P32" style:family="paragraph" style:parent-style-name="Standard">
      <style:paragraph-properties fo:text-align="center" style:justify-single-word="false"/>
      <style:text-properties officeooo:paragraph-rsid="0047b59c"/>
    </style:style>
    <style:style style:name="P33" style:family="paragraph" style:parent-style-name="Standard">
      <style:paragraph-properties fo:text-align="start" style:justify-single-word="false"/>
      <style:text-properties officeooo:paragraph-rsid="0047b59c"/>
    </style:style>
    <style:style style:name="P34" style:family="paragraph" style:parent-style-name="Heading_20_2">
      <style:paragraph-properties fo:text-align="start" style:justify-single-word="false"/>
      <style:text-properties officeooo:paragraph-rsid="00473211"/>
    </style:style>
    <style:style style:name="P35" style:family="paragraph" style:parent-style-name="Text_20_body">
      <style:paragraph-properties fo:text-align="start" style:justify-single-word="false"/>
      <style:text-properties officeooo:rsid="0047d76f" officeooo:paragraph-rsid="0047d76f"/>
    </style:style>
    <style:style style:name="P36" style:family="paragraph" style:parent-style-name="Text_20_body">
      <style:paragraph-properties fo:text-align="start" style:justify-single-word="false"/>
      <style:text-properties officeooo:rsid="0047b59c" officeooo:paragraph-rsid="0047b59c"/>
    </style:style>
    <style:style style:name="P37" style:family="paragraph" style:parent-style-name="Heading_20_2">
      <style:paragraph-properties fo:text-align="start" style:justify-single-word="false"/>
    </style:style>
    <style:style style:name="P38" style:family="paragraph" style:parent-style-name="Text_20_body">
      <style:paragraph-properties fo:text-align="start" style:justify-single-word="false"/>
      <style:text-properties officeooo:rsid="00352b21"/>
    </style:style>
    <style:style style:name="T1" style:family="text">
      <style:text-properties officeooo:rsid="00473211"/>
    </style:style>
    <style:style style:name="T2" style:family="text">
      <style:text-properties officeooo:rsid="0047d76f"/>
    </style:style>
    <style:style style:name="T3" style:family="text">
      <style:text-properties fo:font-weight="bold" officeooo:rsid="0047e10b" style:font-weight-asian="bold" style:font-weight-complex="bold"/>
    </style:style>
    <style:style style:name="T4" style:family="text">
      <style:text-properties officeooo:rsid="0047e10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48fba0" style:font-weight-asian="bold" style:font-weight-complex="bold"/>
    </style:style>
    <style:style style:name="T7" style:family="text">
      <style:text-properties officeooo:rsid="0048fba0"/>
    </style:style>
    <style:style style:name="T8" style:family="text">
      <style:text-properties officeooo:rsid="0047b59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Prop<text:span text:style-name="T1">o</text:span>sal <text:span text:style-name="T2">F</text:span>or <text:span text:style-name="T1">[insert business name]</text:span></text:p>
      <text:p text:style-name="P2"/>
      <text:p text:style-name="P2"><text:span text:style-name="T2">B</text:span>y tyler hooley</text:p>
      <text:p text:style-name="P2"/>
      <text:p text:style-name="P2"><text:span text:style-name="T2">Centre Number: </text:span>37710</text:p>
      <text:p text:style-name="P2"/>
      <text:p text:style-name="P2"><text:span text:style-name="T2">[insert </text:span>my student id<text:span text:style-name="T2">]</text:span></text:p>
      <text:p text:style-name="P3"/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4">Contents</text:p>
          </text:index-title>
          <text:p text:style-name="P5"><text:a xlink:type="simple" xlink:href="#__RefHeading___Toc3_933112502" office:name="organisation overview" text:style-name="Index_20_Link" text:visited-style-name="Index_20_Link">organisation overview<text:tab/>3</text:a></text:p>
          <text:p text:style-name="P5"><text:a xlink:type="simple" xlink:href="#__RefHeading___Toc5_933112502" office:name="Problem overview" text:style-name="Index_20_Link" text:visited-style-name="Index_20_Link">Problem overview<text:tab/>3</text:a></text:p>
          <text:p text:style-name="P6"><text:a xlink:type="simple" xlink:href="#__RefHeading___Toc1199_1156022340" office:name="Understanding of the project" text:style-name="Index_20_Link" text:visited-style-name="Index_20_Link">Understanding of the project<text:tab/>3</text:a></text:p>
          <text:p text:style-name="P6"><text:a xlink:type="simple" xlink:href="#__RefHeading___Toc1201_1156022340" office:name="Impact of problem and current system potential issues" text:style-name="Index_20_Link" text:visited-style-name="Index_20_Link">Impact of problem and current system potential issues<text:tab/>3</text:a></text:p>
          <text:p text:style-name="P5"><text:a xlink:type="simple" xlink:href="#__RefHeading___Toc1606_37528507" office:name="scope" text:style-name="Index_20_Link" text:visited-style-name="Index_20_Link">scope<text:tab/>3</text:a></text:p>
          <text:p text:style-name="P5"><text:a xlink:type="simple" xlink:href="#__RefHeading___Toc1800_37528507" office:name="User groups" text:style-name="Index_20_Link" text:visited-style-name="Index_20_Link">User groups<text:tab/>3</text:a></text:p>
          <text:p text:style-name="P6"><text:a xlink:type="simple" xlink:href="#__RefHeading___Toc9_933112502" office:name="GROUP 1" text:style-name="Index_20_Link" text:visited-style-name="Index_20_Link">GROUP 1<text:tab/>3</text:a></text:p>
          <text:p text:style-name="P6"><text:a xlink:type="simple" xlink:href="#__RefHeading___Toc11_933112502" office:name="GROUP 2" text:style-name="Index_20_Link" text:visited-style-name="Index_20_Link">GROUP 2<text:tab/>3</text:a></text:p>
          <text:p text:style-name="P6"><text:a xlink:type="simple" xlink:href="#__RefHeading___Toc13_933112502" office:name="GROUP 3" text:style-name="Index_20_Link" text:visited-style-name="Index_20_Link">GROUP 3<text:tab/>3</text:a></text:p>
          <text:p text:style-name="P5"><text:a xlink:type="simple" xlink:href="#__RefHeading___Toc379_37528507%20Copy%201" office:name="user/stories" text:style-name="Index_20_Link" text:visited-style-name="Index_20_Link">user/stories<text:tab/>3</text:a></text:p>
          <text:p text:style-name="P6"><text:a xlink:type="simple" xlink:href="#__RefHeading___Toc9_933112502%20Copy%201" office:name="GROUP 1" text:style-name="Index_20_Link" text:visited-style-name="Index_20_Link">GROUP 1<text:tab/>3</text:a></text:p>
          <text:p text:style-name="P6"><text:a xlink:type="simple" xlink:href="#__RefHeading___Toc11_933112502%20Copy%201" office:name="GROUP 2" text:style-name="Index_20_Link" text:visited-style-name="Index_20_Link">GROUP 2<text:tab/>3</text:a></text:p>
          <text:p text:style-name="P6"><text:a xlink:type="simple" xlink:href="#__RefHeading___Toc13_933112502%20Copy%201" office:name="GROUP 3" text:style-name="Index_20_Link" text:visited-style-name="Index_20_Link">GROUP 3<text:tab/>4</text:a></text:p>
          <text:p text:style-name="P5"><text:a xlink:type="simple" xlink:href="#__RefHeading___Toc15_933112502" office:name="Empathy maps" text:style-name="Index_20_Link" text:visited-style-name="Index_20_Link">Empathy maps<text:tab/>4</text:a></text:p>
          <text:p text:style-name="P6"><text:a xlink:type="simple" xlink:href="#__RefHeading___Toc1484_37528507" office:name="Group 1" text:style-name="Index_20_Link" text:visited-style-name="Index_20_Link">Group 1<text:tab/>4</text:a></text:p>
          <text:p text:style-name="P6"><text:a xlink:type="simple" xlink:href="#__RefHeading___Toc1486_37528507" office:name="GROUP 2" text:style-name="Index_20_Link" text:visited-style-name="Index_20_Link">GROUP 2<text:tab/>4</text:a></text:p>
          <text:p text:style-name="P6"><text:a xlink:type="simple" xlink:href="#__RefHeading___Toc1203_1156022340" office:name="GROUP 3" text:style-name="Index_20_Link" text:visited-style-name="Index_20_Link">GROUP 3<text:tab/>4</text:a></text:p>
          <text:p text:style-name="P5"><text:a xlink:type="simple" xlink:href="#__RefHeading___Toc1205_1156022340" office:name="Laws/Guidance/Legislation" text:style-name="Index_20_Link" text:visited-style-name="Index_20_Link">Laws/Guidance/Legislation<text:tab/>5</text:a></text:p>
          <text:p text:style-name="P6"><text:a xlink:type="simple" xlink:href="#__RefHeading___Toc1686_1156022340" office:name="Law 1" text:style-name="Index_20_Link" text:visited-style-name="Index_20_Link">Law 1<text:tab/>5</text:a></text:p>
          <text:p text:style-name="P6"><text:a xlink:type="simple" xlink:href="#__RefHeading___Toc1688_1156022340" office:name="Law 2" text:style-name="Index_20_Link" text:visited-style-name="Index_20_Link">Law 2<text:tab/>5</text:a></text:p>
          <text:p text:style-name="P6"><text:a xlink:type="simple" xlink:href="#__RefHeading___Toc1690_1156022340" office:name="Law 3" text:style-name="Index_20_Link" text:visited-style-name="Index_20_Link">Law 3<text:tab/>5</text:a></text:p>
          <text:p text:style-name="P5"><text:a xlink:type="simple" xlink:href="#__RefHeading___Toc3044_37528507" office:name="Alternative systems" text:style-name="Index_20_Link" text:visited-style-name="Index_20_Link">Alternative systems<text:tab/>5</text:a></text:p>
          <text:p text:style-name="P6"><text:a xlink:type="simple" xlink:href="#__RefHeading___Toc3046_37528507" office:name="Alternative System 1" text:style-name="Index_20_Link" text:visited-style-name="Index_20_Link">Alternative System 1<text:tab/>5</text:a></text:p>
          <text:p text:style-name="P6"><text:a xlink:type="simple" xlink:href="#__RefHeading___Toc3048_37528507" office:name="Alternative System 2" text:style-name="Index_20_Link" text:visited-style-name="Index_20_Link">Alternative System 2<text:tab/>5</text:a></text:p>
          <text:p text:style-name="P6"><text:a xlink:type="simple" xlink:href="#__RefHeading___Toc3050_37528507" office:name="Alternative System 3" text:style-name="Index_20_Link" text:visited-style-name="Index_20_Link">Alternative System 3<text:tab/>5</text:a></text:p>
          <text:p text:style-name="P5"><text:a xlink:type="simple" xlink:href="#__RefHeading___Toc3052_37528507" office:name="Risks" text:style-name="Index_20_Link" text:visited-style-name="Index_20_Link">Risks<text:tab/>5</text:a></text:p>
          <text:p text:style-name="P6"><text:a xlink:type="simple" xlink:href="#__RefHeading___Toc1257_1156022340" office:name="RISK 1" text:style-name="Index_20_Link" text:visited-style-name="Index_20_Link">RISK 1<text:tab/>5</text:a></text:p>
          <text:p text:style-name="P6"><text:a xlink:type="simple" xlink:href="#__RefHeading___Toc1259_1156022340" office:name="RISK 2" text:style-name="Index_20_Link" text:visited-style-name="Index_20_Link">RISK 2<text:tab/>5</text:a></text:p>
          <text:p text:style-name="P6"><text:a xlink:type="simple" xlink:href="#__RefHeading___Toc1261_1156022340" office:name="Other Risks" text:style-name="Index_20_Link" text:visited-style-name="Index_20_Link">Other Risks<text:tab/>5</text:a></text:p>
          <text:p text:style-name="P5"><text:a xlink:type="simple" xlink:href="#__RefHeading___Toc3058_37528507" office:name="Decomposition" text:style-name="Index_20_Link" text:visited-style-name="Index_20_Link">Decomposition<text:tab/>6</text:a></text:p>
          <text:p text:style-name="P5"><text:a xlink:type="simple" xlink:href="#__RefHeading___Toc3643_37528507" office:name="user acceptance criteria" text:style-name="Index_20_Link" text:visited-style-name="Index_20_Link">user acceptance criteria<text:tab/>6</text:a></text:p>
          <text:p text:style-name="P6"><text:a xlink:type="simple" xlink:href="#__RefHeading___Toc3645_37528507" office:name="User Group 1" text:style-name="Index_20_Link" text:visited-style-name="Index_20_Link">User Group 1<text:tab/>6</text:a></text:p>
          <text:p text:style-name="P6"><text:a xlink:type="simple" xlink:href="#__RefHeading___Toc3647_37528507" office:name="User Group 2" text:style-name="Index_20_Link" text:visited-style-name="Index_20_Link">User Group 2<text:tab/>6</text:a></text:p>
          <text:p text:style-name="P6"><text:a xlink:type="simple" xlink:href="#__RefHeading___Toc3649_37528507" office:name="User Group 3" text:style-name="Index_20_Link" text:visited-style-name="Index_20_Link">User Group 3<text:tab/>6</text:a></text:p>
          <text:p text:style-name="P5"><text:a xlink:type="simple" xlink:href="#__RefHeading___Toc3651_37528507" office:name="Functional requirements(F):" text:style-name="Index_20_Link" text:visited-style-name="Index_20_Link">Functional requirements(F):<text:tab/>6</text:a></text:p>
          <text:p text:style-name="P6"><text:a xlink:type="simple" xlink:href="#__RefHeading___Toc3645_37528507%20Copy%201" office:name="User Group 1" text:style-name="Index_20_Link" text:visited-style-name="Index_20_Link">User Group 1<text:tab/>6</text:a></text:p>
          <text:p text:style-name="P6"><text:a xlink:type="simple" xlink:href="#__RefHeading___Toc3647_37528507%20Copy%201" office:name="User Group 2" text:style-name="Index_20_Link" text:visited-style-name="Index_20_Link">User Group 2<text:tab/>6</text:a></text:p>
          <text:p text:style-name="P6"><text:a xlink:type="simple" xlink:href="#__RefHeading___Toc3649_37528507%20Copy%201" office:name="General System" text:style-name="Index_20_Link" text:visited-style-name="Index_20_Link">General System<text:tab/>6</text:a></text:p>
          <text:p text:style-name="P5"><text:a xlink:type="simple" xlink:href="#__RefHeading___Toc1207_1156022340" office:name="Non-Functional Requirements(NF):" text:style-name="Index_20_Link" text:visited-style-name="Index_20_Link">Non-Functional Requirements(NF):<text:tab/>7</text:a></text:p>
          <text:p text:style-name="P6"><text:a xlink:type="simple" xlink:href="#__RefHeading___Toc3645_37528507%20Copy%202" office:name="User Group 1" text:style-name="Index_20_Link" text:visited-style-name="Index_20_Link">User Group 1<text:tab/>7</text:a></text:p>
          <text:p text:style-name="P6"><text:a xlink:type="simple" xlink:href="#__RefHeading___Toc3647_37528507%20Copy%202" office:name="User Group 2" text:style-name="Index_20_Link" text:visited-style-name="Index_20_Link">User Group 2<text:tab/>7</text:a></text:p>
          <text:p text:style-name="P6"><text:a xlink:type="simple" xlink:href="#__RefHeading___Toc3649_37528507%20Copy%202" office:name="General System" text:style-name="Index_20_Link" text:visited-style-name="Index_20_Link">General System<text:tab/>7</text:a></text:p>
          <text:p text:style-name="P5"><text:a xlink:type="simple" xlink:href="#__RefHeading___Toc3657_37528507" office:name="Key performance indicators" text:style-name="Index_20_Link" text:visited-style-name="Index_20_Link">Key performance indicators<text:tab/>7</text:a></text:p>
          <text:p text:style-name="P5"><text:a xlink:type="simple" xlink:href="#__RefHeading___Toc3659_37528507" office:name="Description of proposed solution" text:style-name="Index_20_Link" text:visited-style-name="Index_20_Link">Description of proposed solution<text:tab/>7</text:a></text:p>
        </text:index-body>
      </text:table-of-content>
      <text:h text:style-name="P7" text:outline-level="1" text:is-list-header="true"/>
      <text:h text:style-name="P8" text:outline-level="1"><text:bookmark-start text:name="__RefHeading___Toc3_933112502"/>organisation overview<text:bookmark-end text:name="__RefHeading___Toc3_933112502"/></text:h>
      <text:p text:style-name="P9">This organisation is called <text:span text:style-name="T3">[insert business name]</text:span><text:span text:style-name="T4"> </text:span>they are a <text:span text:style-name="T3">[insert scope]</text:span><text:span text:style-name="T5"> </text:span><text:span text:style-name="T3">[insert company type]</text:span> that <text:s/><text:span text:style-name="T3">[specialisation of company]</text:span> systems. They want to cr<text:span text:style-name="T4">e</text:span>ate this digital solution to<text:span text:style-name="T5"> </text:span><text:span text:style-name="T3">[describe systems use case]</text:span>. Making the system easy and give users what they want and need. At the moment they may not have a well made, accessible system that do<text:span text:style-name="T4">es</text:span> what they need, they will be storing some sensitive information, such as <text:span text:style-name="T6">[insert sensitive info stored]</text:span> of the users to be able to do <text:span text:style-name="T3">[company stuff</text:span><text:span text:style-name="T6">(book/install/manage)</text:span><text:span text:style-name="T3">]</text:span> this needs to be kept private and securely<text:span text:style-name="T5"> </text:span><text:span text:style-name="T6">[explain why this needs to be kept private and secure]</text:span>.</text:p>
      <text:p text:style-name="P9"/>
      <text:p text:style-name="P9">They want to be able to allow users to see information about <text:span text:style-name="T3">[what the company offers]</text:span>, I think this should be available to all to <text:span text:style-name="T7">use</text:span>. They want customers to be able to <text:span text:style-name="T3">[insert what the company wants the system to do]</text:span> this can allow them to see how<text:span text:style-name="T5"> </text:span><text:span text:style-name="T3">[insert business name]</text:span><text:span text:style-name="T5"> </text:span>has helped <text:span text:style-name="T7">improve their quality of </text:span><text:span text:style-name="T6">[what it has improved]</text:span>. </text:p>
      <text:p text:style-name="P9"/>
      <text:h text:style-name="P10" text:outline-level="1" text:is-list-header="true"><text:bookmark-start text:name="__RefHeading___Toc5_933112502"/>Problem overview<text:bookmark-end text:name="__RefHeading___Toc5_933112502"/></text:h>
      <text:p text:style-name="P11"/>
      <text:h text:style-name="Heading_20_2" text:outline-level="2"><text:bookmark-start text:name="__RefHeading___Toc1199_1156022340"/>Understanding of the project<text:bookmark-end text:name="__RefHeading___Toc1199_1156022340"/></text:h>
      <text:p text:style-name="Text_20_body"/>
      <text:h text:style-name="Heading_20_2" text:outline-level="2"><text:bookmark-start text:name="__RefHeading___Toc1201_1156022340"/>Impact of problem and current system potential issues<text:bookmark-end text:name="__RefHeading___Toc1201_1156022340"/></text:h>
      <text:p text:style-name="Text_20_body"/>
      <text:h text:style-name="P10" text:outline-level="1"><text:bookmark-start text:name="__RefHeading___Toc1606_37528507"/>scope<text:bookmark-end text:name="__RefHeading___Toc1606_37528507"/></text:h>
      <text:p text:style-name="P12"/>
      <text:h text:style-name="P10" text:outline-level="1"><text:bookmark-start text:name="__RefHeading___Toc1800_37528507"/>User groups<text:bookmark-end text:name="__RefHeading___Toc1800_37528507"/></text:h>
      <text:h text:style-name="P13" text:outline-level="2"><text:bookmark-start text:name="__RefHeading___Toc9_933112502"/>GROUP 1<text:bookmark-end text:name="__RefHeading___Toc9_933112502"/></text:h>
      <text:h text:style-name="P13" text:outline-level="2"><text:bookmark-start text:name="__RefHeading___Toc11_933112502"/>GROUP 2<text:bookmark-end text:name="__RefHeading___Toc11_933112502"/></text:h>
      <text:h text:style-name="P13" text:outline-level="2"><text:bookmark-start text:name="__RefHeading___Toc13_933112502"/>GROUP 3<text:bookmark-end text:name="__RefHeading___Toc13_933112502"/></text:h>
      <text:p text:style-name="P14"/>
      <text:h text:style-name="P15" text:outline-level="1"><text:bookmark-start text:name="__RefHeading___Toc379_37528507 Copy 1"/><text:soft-page-break/>user/stories<text:bookmark-end text:name="__RefHeading___Toc379_37528507 Copy 1"/></text:h>
      <text:h text:style-name="P16" text:outline-level="2"><text:bookmark-start text:name="__RefHeading___Toc9_933112502 Copy 1"/>GROUP 1<text:bookmark-end text:name="__RefHeading___Toc9_933112502 Copy 1"/></text:h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17">As a...</text:p>
          </table:table-cell>
          <table:table-cell table:style-name="Table4.A1" office:value-type="string">
            <text:p text:style-name="P17">I want...</text:p>
          </table:table-cell>
          <table:table-cell table:style-name="Table4.C1" office:value-type="string">
            <text:p text:style-name="P17">So that...</text:p>
          </table:table-cell>
        </table:table-row>
        <table:table-row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C2" office:value-type="string">
            <text:p text:style-name="P18"/>
          </table:table-cell>
        </table:table-row>
        <table:table-row>
          <table:table-cell table:style-name="Table4.A2" office:value-type="string">
            <text:p text:style-name="P17">Given</text:p>
          </table:table-cell>
          <table:table-cell table:style-name="Table4.A2" office:value-type="string">
            <text:p text:style-name="P17">When</text:p>
          </table:table-cell>
          <table:table-cell table:style-name="Table4.C2" office:value-type="string">
            <text:p text:style-name="P17">Then</text:p>
          </table:table-cell>
        </table:table-row>
        <table:table-row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C2" office:value-type="string">
            <text:p text:style-name="P18"/>
          </table:table-cell>
        </table:table-row>
      </table:table>
      <text:p text:style-name="P19"/>
      <text:h text:style-name="P16" text:outline-level="2"><text:bookmark-start text:name="__RefHeading___Toc11_933112502 Copy 1"/>GROUP 2<text:bookmark-end text:name="__RefHeading___Toc11_933112502 Copy 1"/></text:h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20">As a...</text:p>
          </table:table-cell>
          <table:table-cell table:style-name="Table5.A1" office:value-type="string">
            <text:p text:style-name="P20">I want...</text:p>
          </table:table-cell>
          <table:table-cell table:style-name="Table5.C1" office:value-type="string">
            <text:p text:style-name="P20">So that...</text:p>
          </table:table-cell>
        </table:table-row>
        <table:table-row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C2" office:value-type="string">
            <text:p text:style-name="P21"/>
          </table:table-cell>
        </table:table-row>
        <table:table-row>
          <table:table-cell table:style-name="Table5.A2" office:value-type="string">
            <text:p text:style-name="P20">Given</text:p>
          </table:table-cell>
          <table:table-cell table:style-name="Table5.A2" office:value-type="string">
            <text:p text:style-name="P20">When</text:p>
          </table:table-cell>
          <table:table-cell table:style-name="Table5.C2" office:value-type="string">
            <text:p text:style-name="P20">Then</text:p>
          </table:table-cell>
        </table:table-row>
        <table:table-row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C2" office:value-type="string">
            <text:p text:style-name="P21"/>
          </table:table-cell>
        </table:table-row>
      </table:table>
      <text:p text:style-name="P22"/>
      <text:h text:style-name="P16" text:outline-level="2"><text:bookmark-start text:name="__RefHeading___Toc13_933112502 Copy 1"/>GROUP 3<text:bookmark-end text:name="__RefHeading___Toc13_933112502 Copy 1"/></text:h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20">As a...</text:p>
          </table:table-cell>
          <table:table-cell table:style-name="Table6.A1" office:value-type="string">
            <text:p text:style-name="P20">I want...</text:p>
          </table:table-cell>
          <table:table-cell table:style-name="Table6.C1" office:value-type="string">
            <text:p text:style-name="P20">So that...</text:p>
          </table:table-cell>
        </table:table-row>
        <table:table-row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C2" office:value-type="string">
            <text:p text:style-name="P21"/>
          </table:table-cell>
        </table:table-row>
        <table:table-row>
          <table:table-cell table:style-name="Table6.A2" office:value-type="string">
            <text:p text:style-name="P20">Given</text:p>
          </table:table-cell>
          <table:table-cell table:style-name="Table6.A2" office:value-type="string">
            <text:p text:style-name="P20">When</text:p>
          </table:table-cell>
          <table:table-cell table:style-name="Table6.C2" office:value-type="string">
            <text:p text:style-name="P20">Then</text:p>
          </table:table-cell>
        </table:table-row>
        <table:table-row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C2" office:value-type="string">
            <text:p text:style-name="P21"/>
          </table:table-cell>
        </table:table-row>
      </table:table>
      <text:p text:style-name="P22"/>
      <text:h text:style-name="P10" text:outline-level="1" text:is-list-header="true"><text:bookmark-start text:name="__RefHeading___Toc15_933112502"/>Empathy maps<text:bookmark-end text:name="__RefHeading___Toc15_933112502"/></text:h>
      <text:h text:style-name="P23" text:outline-level="2" text:is-list-header="true"><text:bookmark-start text:name="__RefHeading___Toc1484_37528507"/>Group 1<text:bookmark-end text:name="__RefHeading___Toc1484_37528507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row>
          <table:table-cell table:style-name="Table1.A1" office:value-type="string">
            <text:p text:style-name="P24">says</text:p>
          </table:table-cell>
          <table:table-cell table:style-name="Table1.A1" office:value-type="string">
            <text:p text:style-name="P24">thinks</text:p>
          </table:table-cell>
          <table:table-cell table:style-name="Table1.A1" office:value-type="string">
            <text:p text:style-name="P25">does</text:p>
          </table:table-cell>
          <table:table-cell table:style-name="Table1.D1" office:value-type="string">
            <text:p text:style-name="P25">feels</text:p>
          </table:table-cell>
        </table:table-row>
        <table:table-row table:style-name="Table1.2"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><text:span text:style-name="Emphasis"/></text:p>
          </table:table-cell>
          <table:table-cell table:style-name="Table1.A2" office:value-type="string">
            <text:p text:style-name="P26"/>
          </table:table-cell>
          <table:table-cell table:style-name="Table1.D2" office:value-type="string">
            <text:p text:style-name="P26"/>
          </table:table-cell>
        </table:table-row>
        <table:table-row table:style-name="Table1.3"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D2" office:value-type="string">
            <text:p text:style-name="P26"/>
          </table:table-cell>
        </table:table-row>
        <table:table-row table:style-name="Table1.4"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D2" office:value-type="string">
            <text:p text:style-name="P26"/>
          </table:table-cell>
        </table:table-row>
        <table:table-row table:style-name="Table1.5"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D2" office:value-type="string">
            <text:p text:style-name="P26"/>
          </table:table-cell>
        </table:table-row>
      </table:table>
      <text:p text:style-name="Standard"/>
      <text:h text:style-name="P23" text:outline-level="2"><text:bookmark-start text:name="__RefHeading___Toc1486_37528507"/>GROUP 2<text:bookmark-end text:name="__RefHeading___Toc1486_37528507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A"/>
        <table:table-row>
          <table:table-cell table:style-name="Table2.A1" office:value-type="string">
            <text:p text:style-name="P27">says</text:p>
          </table:table-cell>
          <table:table-cell table:style-name="Table2.A1" office:value-type="string">
            <text:p text:style-name="P27">thinks</text:p>
          </table:table-cell>
          <table:table-cell table:style-name="Table2.A1" office:value-type="string">
            <text:p text:style-name="P25">does</text:p>
          </table:table-cell>
          <table:table-cell table:style-name="Table2.D1" office:value-type="string">
            <text:p text:style-name="P25">feels</text:p>
          </table:table-cell>
        </table:table-row>
        <table:table-row table:style-name="Table2.2"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><text:span text:style-name="Emphasis"/></text:p>
          </table:table-cell>
          <table:table-cell table:style-name="Table2.A2" office:value-type="string">
            <text:p text:style-name="P28"/>
          </table:table-cell>
          <table:table-cell table:style-name="Table2.D2" office:value-type="string">
            <text:p text:style-name="P28"/>
          </table:table-cell>
        </table:table-row>
        <table:table-row table:style-name="Table2.3"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D2" office:value-type="string">
            <text:p text:style-name="P28"/>
          </table:table-cell>
        </table:table-row>
        <text:soft-page-break/>
        <table:table-row table:style-name="Table2.4"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D2" office:value-type="string">
            <text:p text:style-name="P28"/>
          </table:table-cell>
        </table:table-row>
        <table:table-row table:style-name="Table2.5"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D2" office:value-type="string">
            <text:p text:style-name="P28"/>
          </table:table-cell>
        </table:table-row>
      </table:table>
      <text:p text:style-name="P29"/>
      <text:h text:style-name="P23" text:outline-level="2"><text:bookmark-start text:name="__RefHeading___Toc1203_1156022340"/>GROUP 3<text:bookmark-end text:name="__RefHeading___Toc1203_1156022340"/>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/>
        <table:table-row>
          <table:table-cell table:style-name="Table3.A1" office:value-type="string">
            <text:p text:style-name="P30">says</text:p>
          </table:table-cell>
          <table:table-cell table:style-name="Table3.A1" office:value-type="string">
            <text:p text:style-name="P30">thinks</text:p>
          </table:table-cell>
          <table:table-cell table:style-name="Table3.A1" office:value-type="string">
            <text:p text:style-name="P31">does</text:p>
          </table:table-cell>
          <table:table-cell table:style-name="Table3.D1" office:value-type="string">
            <text:p text:style-name="P31">feels</text:p>
          </table:table-cell>
        </table:table-row>
        <table:table-row table:style-name="Table3.2"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32"><text:span text:style-name="Emphasis"/></text:p>
          </table:table-cell>
          <table:table-cell table:style-name="Table3.A2" office:value-type="string">
            <text:p text:style-name="P32"/>
          </table:table-cell>
          <table:table-cell table:style-name="Table3.D2" office:value-type="string">
            <text:p text:style-name="P32"/>
          </table:table-cell>
        </table:table-row>
        <table:table-row table:style-name="Table3.3"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32"/>
          </table:table-cell>
          <table:table-cell table:style-name="Table3.D2" office:value-type="string">
            <text:p text:style-name="P32"/>
          </table:table-cell>
        </table:table-row>
        <table:table-row table:style-name="Table3.4"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32"/>
          </table:table-cell>
          <table:table-cell table:style-name="Table3.D2" office:value-type="string">
            <text:p text:style-name="P32"/>
          </table:table-cell>
        </table:table-row>
        <table:table-row table:style-name="Table3.5"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32"/>
          </table:table-cell>
          <table:table-cell table:style-name="Table3.D2" office:value-type="string">
            <text:p text:style-name="P32"/>
          </table:table-cell>
        </table:table-row>
      </table:table>
      <text:p text:style-name="P33"/>
      <text:h text:style-name="Heading_20_1" text:outline-level="1"><text:bookmark-start text:name="__RefHeading___Toc1205_1156022340"/>Laws/<text:span text:style-name="T2">G</text:span>uidance/<text:span text:style-name="T2">L</text:span>egislation<text:bookmark-end text:name="__RefHeading___Toc1205_1156022340"/></text:h>
      <text:p text:style-name="Text_20_body"/>
      <text:h text:style-name="Heading_20_2" text:outline-level="2"><text:bookmark-start text:name="__RefHeading___Toc1686_1156022340"/>Law 1<text:bookmark-end text:name="__RefHeading___Toc1686_1156022340"/></text:h>
      <text:p text:style-name="Text_20_body"/>
      <text:h text:style-name="Heading_20_2" text:outline-level="2"><text:bookmark-start text:name="__RefHeading___Toc1688_1156022340"/>Law 2<text:bookmark-end text:name="__RefHeading___Toc1688_1156022340"/></text:h>
      <text:p text:style-name="Text_20_body"/>
      <text:h text:style-name="Heading_20_2" text:outline-level="2"><text:bookmark-start text:name="__RefHeading___Toc1690_1156022340"/>Law 3<text:bookmark-end text:name="__RefHeading___Toc1690_1156022340"/></text:h>
      <text:p text:style-name="Text_20_body"/>
      <text:h text:style-name="P10" text:outline-level="1"><text:bookmark-start text:name="__RefHeading___Toc3044_37528507"/>Alternative systems<text:bookmark-end text:name="__RefHeading___Toc3044_37528507"/></text:h>
      <text:p text:style-name="P11"/>
      <text:h text:style-name="P34" text:outline-level="2"><text:bookmark-start text:name="__RefHeading___Toc3046_37528507"/><text:span text:style-name="T1">Alternative System 1</text:span><text:bookmark-end text:name="__RefHeading___Toc3046_37528507"/></text:h>
      <text:p text:style-name="P35">[insert image of system]</text:p>
      <text:h text:style-name="P13" text:outline-level="2"><text:bookmark-start text:name="__RefHeading___Toc3048_37528507"/>Alternative System 2<text:bookmark-end text:name="__RefHeading___Toc3048_37528507"/></text:h>
      <text:p text:style-name="P35">[insert image of system]</text:p>
      <text:h text:style-name="P13" text:outline-level="2"><text:bookmark-start text:name="__RefHeading___Toc3050_37528507"/>Alternative System 3<text:bookmark-end text:name="__RefHeading___Toc3050_37528507"/></text:h>
      <text:p text:style-name="P35">[insert image of system]</text:p>
      <text:h text:style-name="P10" text:outline-level="1"><text:bookmark-start text:name="__RefHeading___Toc3052_37528507"/><text:soft-page-break/>Risks<text:bookmark-end text:name="__RefHeading___Toc3052_37528507"/></text:h>
      <text:p text:style-name="P11"/>
      <text:h text:style-name="Heading_20_2" text:outline-level="2"><text:bookmark-start text:name="__RefHeading___Toc1257_1156022340"/>RISK 1<text:bookmark-end text:name="__RefHeading___Toc1257_1156022340"/></text:h>
      <text:p text:style-name="Text_20_body"/>
      <text:h text:style-name="Heading_20_2" text:outline-level="2"><text:bookmark-start text:name="__RefHeading___Toc1259_1156022340"/>RISK 2<text:bookmark-end text:name="__RefHeading___Toc1259_1156022340"/></text:h>
      <text:p text:style-name="Text_20_body"/>
      <text:h text:style-name="Heading_20_2" text:outline-level="2"><text:bookmark-start text:name="__RefHeading___Toc1261_1156022340"/>Other Risks<text:bookmark-end text:name="__RefHeading___Toc1261_1156022340"/></text:h>
      <text:p text:style-name="Text_20_body"/>
      <text:h text:style-name="P10" text:outline-level="1"><text:bookmark-start text:name="__RefHeading___Toc3058_37528507"/>Decomposition<text:bookmark-end text:name="__RefHeading___Toc3058_37528507"/></text:h>
      <text:p text:style-name="P11"/>
      <text:p text:style-name="P36">[insert a diagram image showing system layout with a connection to each other and database]</text:p>
      <text:h text:style-name="P10" text:outline-level="1"><text:bookmark-start text:name="__RefHeading___Toc3643_37528507"/>user acceptance criteria<text:bookmark-end text:name="__RefHeading___Toc3643_37528507"/></text:h>
      <text:p text:style-name="P11"/>
      <text:h text:style-name="P23" text:outline-level="2"><text:bookmark-start text:name="__RefHeading___Toc3645_37528507"/>User Group 1<text:bookmark-end text:name="__RefHeading___Toc3645_37528507"/></text:h>
      <text:p text:style-name="P35">1.1:</text:p>
      <text:p text:style-name="P35"/>
      <text:h text:style-name="P23" text:outline-level="2"><text:bookmark-start text:name="__RefHeading___Toc3647_37528507"/>User Group 2<text:bookmark-end text:name="__RefHeading___Toc3647_37528507"/></text:h>
      <text:p text:style-name="P35">2.1:</text:p>
      <text:p text:style-name="P35"/>
      <text:h text:style-name="P23" text:outline-level="2"><text:bookmark-start text:name="__RefHeading___Toc3649_37528507"/>User Group 3<text:bookmark-end text:name="__RefHeading___Toc3649_37528507"/></text:h>
      <text:p text:style-name="P35">3.1:</text:p>
      <text:p text:style-name="P35"/>
      <text:h text:style-name="P10" text:outline-level="1"><text:bookmark-start text:name="__RefHeading___Toc3651_37528507"/>Functional requirements<text:span text:style-name="T8">(F):</text:span><text:bookmark-end text:name="__RefHeading___Toc3651_37528507"/></text:h>
      <text:p text:style-name="P11"/>
      <text:h text:style-name="P23" text:outline-level="2"><text:bookmark-start text:name="__RefHeading___Toc3645_37528507 Copy 1"/><text:soft-page-break/>User Group 1<text:bookmark-end text:name="__RefHeading___Toc3645_37528507 Copy 1"/></text:h>
      <text:p text:style-name="P35">1.1</text:p>
      <text:p text:style-name="P35"/>
      <text:h text:style-name="P23" text:outline-level="2"><text:bookmark-start text:name="__RefHeading___Toc3647_37528507 Copy 1"/>User Group 2<text:bookmark-end text:name="__RefHeading___Toc3647_37528507 Copy 1"/></text:h>
      <text:p text:style-name="P35">2.1:</text:p>
      <text:p text:style-name="P35"/>
      <text:h text:style-name="P23" text:outline-level="2"><text:bookmark-start text:name="__RefHeading___Toc3649_37528507 Copy 1"/>General System<text:bookmark-end text:name="__RefHeading___Toc3649_37528507 Copy 1"/></text:h>
      <text:p text:style-name="P35">3.1:</text:p>
      <text:p text:style-name="P35"/>
      <text:h text:style-name="Heading_20_1" text:outline-level="1"><text:bookmark-start text:name="__RefHeading___Toc1207_1156022340"/>Non-Functional Requirements(NF):<text:bookmark-end text:name="__RefHeading___Toc1207_1156022340"/></text:h>
      <text:p text:style-name="Text_20_body"/>
      <text:h text:style-name="P23" text:outline-level="2"><text:bookmark-start text:name="__RefHeading___Toc3645_37528507 Copy 2"/>User Group 1<text:bookmark-end text:name="__RefHeading___Toc3645_37528507 Copy 2"/></text:h>
      <text:p text:style-name="P35">1.1:</text:p>
      <text:p text:style-name="P35"/>
      <text:h text:style-name="P23" text:outline-level="2"><text:bookmark-start text:name="__RefHeading___Toc3647_37528507 Copy 2"/>User Group 2<text:bookmark-end text:name="__RefHeading___Toc3647_37528507 Copy 2"/></text:h>
      <text:p text:style-name="P35">2.1:</text:p>
      <text:p text:style-name="P35"/>
      <text:h text:style-name="P23" text:outline-level="2"><text:bookmark-start text:name="__RefHeading___Toc3649_37528507 Copy 2"/>General System<text:bookmark-end text:name="__RefHeading___Toc3649_37528507 Copy 2"/></text:h>
      <text:p text:style-name="P35">3.1:</text:p>
      <text:p text:style-name="P35"/>
      <text:h text:style-name="P10" text:outline-level="1"><text:bookmark-start text:name="__RefHeading___Toc3657_37528507"/>Key performance indicators<text:bookmark-end text:name="__RefHeading___Toc3657_37528507"/></text:h>
      <text:p text:style-name="P11"/>
      <text:h text:style-name="P10" text:outline-level="1"><text:bookmark-start text:name="__RefHeading___Toc3659_37528507"/>Description of proposed solution<text:bookmark-end text:name="__RefHeading___Toc3659_37528507"/></text:h>
      <text:p text:style-name="P11"/>
      <text:h text:style-name="P37" text:outline-level="2" text:is-list-header="true"><text:bookmark text:name="__RefHeading___Toc3661_37528507"/><text:soft-page-break/></text:h>
      <text:p text:style-name="P3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font-weight="bold" style:font-weight-asian="bold" style:font-weight-complex="bold"/>
    </style:style>
    <style:style style:name="MT1" style:family="text">
      <style:text-properties officeooo:rsid="001558c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8</text:page-number><text:s/><text:span text:style-name="MT1">of </text:span><text:span text:style-name="MT1"><text:page-count>8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2T09:14:22.470418700</meta:creation-date>
    <dc:date>2026-02-02T11:13:42.291211900</dc:date>
    <meta:editing-duration>PT1H11M44S</meta:editing-duration>
    <meta:editing-cycles>10</meta:editing-cycles>
    <meta:generator>LibreOffice/25.8.3.2$Windows_X86_64 LibreOffice_project/8ca8d55c161d602844f5428fa4b58097424e324e</meta:generator>
    <meta:document-statistic meta:table-count="6" meta:image-count="0" meta:object-count="0" meta:page-count="8" meta:paragraph-count="140" meta:word-count="512" meta:character-count="2791" meta:non-whitespace-character-count="2415"/>
  </office:meta>
</office:document-meta>
</file>